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8">
            <text:p>8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1-15_14-43-55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1-15_16-51-17_000.jpg</text:p>
          </table:table-cell>
          <table:table-cell table:style-name="ce26" office:value-type="string">
            <text:p>:m #*# RES / free / res-id=CO95 / theme=~ / genre=economy:strana,content=北京市：GDP；日本：年収：中央値；中国の経済成長：予測 / session-number=~ / doc=~,other=article:yandex:sp.ch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#*# RES / free / res-id=CO95 / theme=~ / genre=economy:strana,content=北京市：GDP；日本：年収：中央値；中国の経済成長：予測 / session-number=~ / doc=~,other=article:yandex:sp.ch">
            <text:p>:m #*# RES / free / res-id=CO95 / theme=~ / genre=economy:strana,content=北京市：GDP；日本：年収：中央値；中国の経済成長：予測 / session-number=~ / doc=~,other=article:yandex:sp.ch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1-15_17-24-36_000.jpg</text:p>
          </table:table-cell>
          <table:table-cell table:style-name="ce26" office:value-type="string">
            <text:p>:m #*# RES / free / res-id=88JD / theme= / genre=jili:セルビア,content=周辺国：一覧；距離のリスト：東京～ソウル、他 / session-number=~ / doc=~,other=article:yandex;sp.ch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#*# RES / free / res-id=88JD / theme= / genre=jili:セルビア,content=周辺国：一覧；距離のリスト：東京～ソウル、他 / session-number=~ / doc=~,other=article:yandex;sp.ch">
            <text:p>:m #*# RES / free / res-id=88JD / theme= / genre=jili:セルビア,content=周辺国：一覧；距離のリスト：東京～ソウル、他 / session-number=~ / doc=~,other=article:yandex;sp.ch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1-15_18-57-37_000.jpg</text:p>
          </table:table-cell>
          <table:table-cell table:style-name="ce26" office:value-type="string">
            <text:p>:m :篠笛,shinobue #*# / session-memo:session-1 / 1#1 / p.1-&lt;1&gt;:genre=melody,session=hour-18,key=~ \\\ p.2-&lt;1&gt;:genre=melody:continue-from:page-1,session=hour-18,key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:篠笛,shinobue #*# / session-memo:session-1 / 1#1 / p.1-&lt;1&gt;:genre=melody,session=hour-18,key=~ \\\ p.2-&lt;1&gt;:genre=melody:continue-from:page-1,session=hour-18,key=~">
            <text:p>:m :篠笛,shinobue #*# / session-memo:session-1 / 1#1 / p.1-&lt;1&gt;:genre=melody,session=hour-18,key=~ \\\ p.2-&lt;1&gt;:genre=melody:continue-from:page-1,session=hour-18,key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1-15_21-24-23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1-16_02-23-14_000.jpg</text:p>
          </table:table-cell>
          <table:table-cell table:style-name="ce26" office:value-type="string">
            <text:p>:m :PHOTO 寝た時刻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:PHOTO 寝た時刻 / 2022">
            <text:p>:m :PHOTO 寝た時刻 / 2022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1-16_07-50-1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7" table:formula="of:=IF([.E8]=&quot;&quot;;[.C10];CONCATENATE([.C10];&quot; / &quot;;[.E8]))" office:value-type="float" office:value="0">
            <text:p>0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1-16_12-04-39_000.jpg</text:p>
          </table:table-cell>
          <table:table-cell table:style-name="ce26" office:value-type="string">
            <text:p>:m 1*1 RES / JVEMV6 64#228_minzoku_sisoo / 『現代日本思想大系　第３０巻　民俗の思想』 著者=柳宗悦（この章の著者）,校注=~ / p.248 / w=山中温泉；芙蓉紋,topic=,session-id=7HCT,publisher=~,other=地図+：加賀市;sketch+:芙蓉紋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1*1 RES / JVEMV6 64#228_minzoku_sisoo / 『現代日本思想大系　第３０巻　民俗の思想』 著者=柳宗悦（この章の著者）,校注=~ / p.248 / w=山中温泉；芙蓉紋,topic=,session-id=7HCT,publisher=~,other=地図+：加賀市;sketch+:芙蓉紋">
            <text:p>:m 1*1 RES / JVEMV6 64#228_minzoku_sisoo / 『現代日本思想大系　第３０巻　民俗の思想』 著者=柳宗悦（この章の著者）,校注=~ / p.248 / w=山中温泉；芙蓉紋,topic=,session-id=7HCT,publisher=~,other=地図+：加賀市;sketch+:芙蓉紋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2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2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2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2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2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2023/01/16</text:date>, <text:time>12:54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16T12:54:17.72</dc:date>
    <dc:creator>iwabuchi ken</dc:creator>
    <meta:editing-duration>P53DT1H10M32S</meta:editing-duration>
    <meta:editing-cycles>17032</meta:editing-cycles>
    <meta:document-statistic meta:table-count="2" meta:cell-count="916" meta:object-count="0"/>
    <meta:user-defined meta:name="qrichtext">1</meta:user-defined>
  </office:meta>
</office:document-meta>
</file>